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c45a"/>
    </style:style>
    <style:style style:name="P2" style:family="paragraph" style:parent-style-name="Standard">
      <style:paragraph-properties fo:text-align="start" style:justify-single-word="false"/>
      <style:text-properties officeooo:paragraph-rsid="0019c45a"/>
    </style:style>
    <style:style style:name="P3" style:family="paragraph" style:parent-style-name="Footnote">
      <style:text-properties officeooo:rsid="000c9c99" officeooo:paragraph-rsid="000c9c9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c45a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07b3f"/>
    </style:style>
    <style:style style:name="T3" style:family="text">
      <style:text-properties officeooo:rsid="000c9c99"/>
    </style:style>
    <style:style style:name="T4" style:family="text">
      <style:text-properties officeooo:rsid="001ce1d1"/>
    </style:style>
    <style:style style:name="T5" style:family="text">
      <style:text-properties officeooo:rsid="001b681a"/>
    </style:style>
    <style:style style:name="T6" style:family="text">
      <style:text-properties officeooo:rsid="001d223f"/>
    </style:style>
    <style:style style:name="T7" style:family="text">
      <style:text-properties officeooo:rsid="00207b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4" style:data-style-name="N0">6.04</text:variable-set>: <text:span text:style-name="T4">Conservation of Energy</text:span></text:p>
      <text:p text:style-name="P1"/>
      <text:list xml:id="list3738112423007730643" text:style-name="L1">
        <text:list-item>
          <text:p text:style-name="P4">A 1<text:span text:style-name="T5">2</text:span>0 kg man runs at a velocity of 10 m/s. What is his kinetic energy? </text:p>
        </text:list-item>
      </text:list>
      <text:p text:style-name="P2"/>
      <text:p text:style-name="P2"/>
      <text:list xml:id="list71845839803798" text:continue-numbering="true" text:style-name="L1">
        <text:list-item>
          <text:p text:style-name="P4">A car has a mass of <text:span text:style-name="T5">6</text:span>75 kg. <text:s/>It drives at 14 m/s. <text:s/>What is its kinetic energy?</text:p>
        </text:list-item>
      </text:list>
      <text:p text:style-name="P2"/>
      <text:p text:style-name="P2"/>
      <text:p text:style-name="P2"/>
      <text:list xml:id="list71846791649149" text:continue-numbering="true" text:style-name="L1">
        <text:list-item>
          <text:p text:style-name="P4">What is the kinetic energy of an electron ( me = 9.1 x 10<text:span text:style-name="T1">-31</text:span> kg) that moves at a speed of 6.<text:span text:style-name="T5">4</text:span> × 10 <text:span text:style-name="T1">5</text:span> m/s?</text:p>
        </text:list-item>
      </text:list>
      <text:p text:style-name="P2"/>
      <text:p text:style-name="P2"/>
      <text:p text:style-name="P2"/>
      <text:list xml:id="list71845410899289" text:continue-numbering="true" text:style-name="L1">
        <text:list-item>
          <text:p text:style-name="P4"><text:span text:style-name="T3"><text:s/></text:span>A helicopter flies at a velocity of <text:span text:style-name="T5">6</text:span>0 m/s at an altitude of 3<text:span text:style-name="T5">3</text:span>0 feet<text:note text:id="ftn1" text:note-class="footnote"><text:note-citation text:label="*">*</text:note-citation><text:note-body><text:p text:style-name="P3">Hint: 1 Meter = 3.281 Feet</text:p></text:note-body></text:note>. If the helicopter's mass is 10,000 kg,</text:p>
          <text:list>
            <text:list-item>
              <text:p text:style-name="P4">what is its potential energy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846804173504" text:continue-numbering="true" text:style-name="L1">
        <text:list-item>
          <text:list>
            <text:list-item>
              <text:p text:style-name="P4">what is the helicopter’s kinetic energy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847112200941" text:continue-numbering="true" text:style-name="L1">
        <text:list-item>
          <text:p text:style-name="P4">A man pushes a <text:span text:style-name="T5">4</text:span>0 kg crate with a force of 10 N across a frictionless surface, for a distance of 12 meters. <text:s/></text:p>
          <text:list>
            <text:list-item>
              <text:p text:style-name="P4">How much work did he d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845150753102" text:continue-numbering="true" text:style-name="L1">
        <text:list-item>
          <text:list>
            <text:list-item>
              <text:p text:style-name="P4">What is the velocity of the crate when he finishes pushing i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846664312837" text:continue-numbering="true" text:style-name="L1">
        <text:list-item>
          <text:p text:style-name="P4">A kangaroo jumps directly upward with an initial velocity of <text:span text:style-name="T5">4</text:span> m/s. <text:s/>What is the maximum height of the kangaroo’s jump?</text:p>
        </text:list-item>
      </text:list>
      <text:p text:style-name="P2"/>
      <text:p text:style-name="P2"/>
      <text:p text:style-name="P2"/>
      <text:p text:style-name="P2"><text:soft-page-break/></text:p>
      <text:list xml:id="list71846503700623" text:continue-numbering="true" text:style-name="L1">
        <text:list-item>
          <text:p text:style-name="P4">A skate-boarder drops into a 2.<text:span text:style-name="T5">2</text:span>-meter tall, frictionless half-pipe. <text:s/>His mass is 65 kg. </text:p>
          <text:list>
            <text:list-item>
              <text:p text:style-name="P4">What is the velocity of the skate-boarder at the bottom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846059153442" text:continue-numbering="true" text:style-name="L1">
        <text:list-item>
          <text:list>
            <text:list-item>
              <text:p text:style-name="P4">The skate-boarder then pushes against the ground to go faster. <text:s/>He pushes with a force of <text:span text:style-name="T5">35</text:span>0 N for a distance of 0.5 meters. <text:s/>How high does he go when he gets to the other side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846403880164" text:continue-numbering="true" text:style-name="L1">
        <text:list-item>
          <text:p text:style-name="P4">A 1500 kg car is traveling <text:span text:style-name="T5">3</text:span>5 m/s. <text:s/>The car slows down to 15 m/s over a distance of 20 meters. What is the force that the brakes applied to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847167929888" text:continue-numbering="true" text:style-name="L1">
        <text:list-item>
          <text:p text:style-name="P4">The Space shuttle travels around the earth at a speed of 8.0 x 10<text:span text:style-name="T1">3</text:span> m/s at a height of 3.219x10<text:span text:style-name="T1">5</text:span> m. If the space shuttle does not slow down during re-entry, how fast would it be going when it hits the ground?<text:line-break/></text:p>
        </text:list-item>
      </text:list>
      <text:p text:style-name="P2"/>
      <text:p text:style-name="P2"/>
      <text:p text:style-name="P2"/>
      <text:p text:style-name="P2"/>
      <text:p text:style-name="P2"/>
      <text:list xml:id="list71847119135138" text:continue-numbering="true" text:style-name="L1">
        <text:list-item>
          <text:p text:style-name="P4">A proton has a mass of 1.67 x 10<text:span text:style-name="T1">-27</text:span> kg. <text:s/>It travels at 1.<text:span text:style-name="T6">7</text:span> x 10<text:span text:style-name="T1">8</text:span> m/s. <text:s/></text:p>
          <text:list>
            <text:list-item>
              <text:p text:style-name="P4">What is the kinetic energy of the proton.</text:p>
            </text:list-item>
          </text:list>
        </text:list-item>
      </text:list>
      <text:p text:style-name="P2"/>
      <text:p text:style-name="P2"/>
      <text:p text:style-name="P2"/>
      <text:list xml:id="list71846752458505" text:continue-numbering="true" text:style-name="L1">
        <text:list-item>
          <text:list>
            <text:list-item>
              <text:p text:style-name="P4">It strikes a 3-kg target and transfers all of its energy to the target. <text:s/>How fast does the target move away from its original position?</text:p>
            </text:list-item>
          </text:list>
        </text:list-item>
      </text:list>
      <text:p text:style-name="P2"/>
      <text:p text:style-name="P2"/>
      <text:p text:style-name="P2"><text:soft-page-break/></text:p>
      <text:list xml:id="list71845468147322" text:continue-numbering="true" text:style-name="L1">
        <text:list-item>
          <text:p text:style-name="P4"><text:s/>Victoria carries her <text:span text:style-name="T6">1</text:span>5-kg backpack up a 200-meter tall hill. <text:s/></text:p>
          <text:list>
            <text:list-item>
              <text:p text:style-name="P4">How much work did she do?</text:p>
            </text:list-item>
          </text:list>
        </text:list-item>
      </text:list>
      <text:p text:style-name="P2"/>
      <text:p text:style-name="P2"/>
      <text:p text:style-name="P2"/>
      <text:list xml:id="list71845256792918" text:continue-numbering="true" text:style-name="L1">
        <text:list-item>
          <text:list>
            <text:list-item>
              <text:p text:style-name="P4">What is the potential energy of the backpack at the top of the hill?</text:p>
            </text:list-item>
          </text:list>
        </text:list-item>
      </text:list>
      <text:p text:style-name="P2"/>
      <text:p text:style-name="P2"/>
      <text:p text:style-name="P2"/>
      <text:list xml:id="list71846161106350" text:continue-numbering="true" text:style-name="L1">
        <text:list-item>
          <text:list>
            <text:list-item>
              <text:p text:style-name="P4">She drops her backpack off the cliff. <text:s/>What is the kinetic energy of the backpack halfway down? <text:s/></text:p>
            </text:list-item>
          </text:list>
        </text:list-item>
      </text:list>
      <text:p text:style-name="P2"/>
      <text:p text:style-name="P2"/>
      <text:p text:style-name="P2"/>
      <text:list xml:id="list71847039724983" text:continue-numbering="true" text:style-name="L1">
        <text:list-item>
          <text:list>
            <text:list-item>
              <text:p text:style-name="P4">What is the speed of the backpack halfway down?</text:p>
            </text:list-item>
          </text:list>
        </text:list-item>
      </text:list>
      <text:p text:style-name="P2"/>
      <text:p text:style-name="P2"/>
      <text:p text:style-name="P2"/>
      <text:list xml:id="list71845844988109" text:continue-numbering="true" text:style-name="L1">
        <text:list-item>
          <text:list>
            <text:list-item>
              <text:p text:style-name="P4">What is the speed of the backpack when it hits the ground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846653208553" text:continue-numbering="true" text:style-name="L1">
        <text:list-item>
          <text:p text:style-name="P4">A Japanese bomber flies over Pearl Harbor in Hawaii, and drops a 500 kg bomb on the USS Arizona, from <text:span text:style-name="T6">4</text:span>00 m above the ship.</text:p>
          <text:list>
            <text:list-item>
              <text:p text:style-name="P4">What is the potential energy of the bomb just as it is released?</text:p>
            </text:list-item>
          </text:list>
        </text:list-item>
      </text:list>
      <text:p text:style-name="P2"/>
      <text:p text:style-name="P2"/>
      <text:p text:style-name="P2"/>
      <text:list xml:id="list71846375002189" text:continue-numbering="true" text:style-name="L1">
        <text:list-item>
          <text:list>
            <text:list-item>
              <text:p text:style-name="P4">What is the potential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71845290194358" text:continue-numbering="true" text:style-name="L1">
        <text:list-item>
          <text:list>
            <text:list-item>
              <text:p text:style-name="P4">What is the kinetic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71845557912990" text:continue-numbering="true" text:style-name="L1">
        <text:list-item>
          <text:list>
            <text:list-item>
              <text:p text:style-name="P4">What is the kinetic energy of the bomb just at it hits the deck of the ship?</text:p>
            </text:list-item>
          </text:list>
        </text:list-item>
      </text:list>
      <text:p text:style-name="P2"/>
      <text:p text:style-name="P2"/>
      <text:p text:style-name="P2"/>
      <text:list xml:id="list71845679936022" text:continue-numbering="true" text:style-name="L1">
        <text:list-item>
          <text:list>
            <text:list-item>
              <text:p text:style-name="P4">What is the date that these events took place?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07b3f"/>
    </style:style>
    <style:style style:name="MT2" style:family="text">
      <style:text-properties style:text-position="super 58%" officeooo:rsid="00207b3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2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5"><draw:image xlink:href="Pictures/10000201000000EF0000010090B2664D.png" xlink:type="simple" xlink:show="embed" xlink:actuate="onLoad"/></draw:frame> <text:s text:c="20"/>Name:<text:tab/><text:tab/><text:date style:data-style-name="N37" text:date-value="2016-12-02T07:18:45.087573705" text:date-adjust="PT24H00M00S">12/03/16</text:date> <text:s text:c="11"/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3</text:page-number>/<text:page-count>3</text:page-count><text:tab/>Assignment <text:variable-get text:name="Assignment" style:data-style-name="N0">6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22:09.895502911</meta:creation-date>
    <meta:editing-duration>PT17M33S</meta:editing-duration>
    <meta:editing-cycles>7</meta:editing-cycles>
    <meta:generator>LibreOffice/4.3.7.2$Linux_X86_64 LibreOffice_project/430$Build-2</meta:generator>
    <dc:date>2016-12-02T07:18:44.998772410</dc:date>
    <meta:document-statistic meta:table-count="0" meta:image-count="2" meta:object-count="0" meta:page-count="3" meta:paragraph-count="34" meta:word-count="546" meta:character-count="2694" meta:non-whitespace-character-count="2153"/>
  </office:meta>
</office:document-meta>
</file>